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440000035E313FDD82.png" manifest:media-type="image/png"/>
  <manifest:file-entry manifest:full-path="Pictures/100000000000040E000003612053A306.png" manifest:media-type="image/png"/>
  <manifest:file-entry manifest:full-path="Pictures/100000000000043B00000353718261D7.png" manifest:media-type="image/png"/>
  <manifest:file-entry manifest:full-path="Pictures/100000000000042E0000036014A55E9A.png" manifest:media-type="image/png"/>
  <manifest:file-entry manifest:full-path="Pictures/10000000000004270000036DD893EA99.png" manifest:media-type="image/png"/>
  <manifest:file-entry manifest:full-path="Pictures/100000000000041600000360C5711BB2.png" manifest:media-type="image/png"/>
  <manifest:file-entry manifest:full-path="Pictures/100000000000042C00000367CBA86B85.png" manifest:media-type="image/png"/>
  <manifest:file-entry manifest:full-path="Pictures/10000000000004510000035CCF702F9A.png" manifest:media-type="image/png"/>
  <manifest:file-entry manifest:full-path="Pictures/100000000000042500000359B535F615.png" manifest:media-type="image/png"/>
  <manifest:file-entry manifest:full-path="Pictures/100000000000040F00000364C566D572.png" manifest:media-type="image/png"/>
  <manifest:file-entry manifest:full-path="Pictures/10000000000004280000035D63A26297.png" manifest:media-type="image/png"/>
  <manifest:file-entry manifest:full-path="Pictures/10000000000003F300000370567606D6.png" manifest:media-type="image/png"/>
  <manifest:file-entry manifest:full-path="Pictures/10000000000003FC0000036203AD06EC.png" manifest:media-type="image/png"/>
  <manifest:file-entry manifest:full-path="Pictures/10000000000004250000036097C6B6B1.png" manifest:media-type="image/png"/>
  <manifest:file-entry manifest:full-path="Pictures/100000000000042000000362B1794F3A.png" manifest:media-type="image/png"/>
  <manifest:file-entry manifest:full-path="Pictures/10000000000004040000036B850600A2.png" manifest:media-type="image/png"/>
  <manifest:file-entry manifest:full-path="Pictures/10000000000003DE0000036A6C6134C6.png" manifest:media-type="image/png"/>
  <manifest:file-entry manifest:full-path="Pictures/10000000000003EC0000026628310FF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5in" svg:height="5.1972in" draw:z-index="0"><draw:image xlink:href="Pictures/10000000000003EC0000026628310FFA.png" xlink:type="simple" xlink:show="embed" xlink:actuate="onLoad"/></draw:frame></text:p>
      <text:p text:style-name="P1"><draw:frame draw:style-name="fr2" draw:name="Image2" text:anchor-type="paragraph" svg:width="6.9252in" svg:height="6.1134in" draw:z-index="1"><draw:image xlink:href="Pictures/10000000000003DE0000036A6C6134C6.png" xlink:type="simple" xlink:show="embed" xlink:actuate="onLoad"/></draw:frame></text:p>
      <text:p text:style-name="P1"><draw:frame draw:style-name="fr2" draw:name="Image3" text:anchor-type="paragraph" svg:width="6.9252in" svg:height="5.8937in" draw:z-index="2"><draw:image xlink:href="Pictures/10000000000004040000036B850600A2.png" xlink:type="simple" xlink:show="embed" xlink:actuate="onLoad"/></draw:frame></text:p>
      <text:p text:style-name="P1"><draw:frame draw:style-name="fr2" draw:name="Image4" text:anchor-type="paragraph" svg:width="6.9252in" svg:height="5.8791in" draw:z-index="3"><draw:image xlink:href="Pictures/10000000000003FC0000036203AD06EC.png" xlink:type="simple" xlink:show="embed" xlink:actuate="onLoad"/></draw:frame></text:p>
      <text:p text:style-name="P1"><draw:frame draw:style-name="fr2" draw:name="Image5" text:anchor-type="paragraph" svg:width="6.9252in" svg:height="6.0272in" draw:z-index="4"><draw:image xlink:href="Pictures/10000000000003F300000370567606D6.png" xlink:type="simple" xlink:show="embed" xlink:actuate="onLoad"/></draw:frame></text:p>
      <text:p text:style-name="P1"><draw:frame draw:style-name="fr2" draw:name="Image6" text:anchor-type="paragraph" svg:width="6.9252in" svg:height="5.7846in" draw:z-index="5"><draw:image xlink:href="Pictures/100000000000040F00000364C566D572.png" xlink:type="simple" xlink:show="embed" xlink:actuate="onLoad"/></draw:frame></text:p>
      <text:p text:style-name="P1"><draw:frame draw:style-name="fr2" draw:name="Image7" text:anchor-type="paragraph" svg:width="6.9252in" svg:height="5.639in" draw:z-index="6"><draw:image xlink:href="Pictures/10000000000004250000036097C6B6B1.png" xlink:type="simple" xlink:show="embed" xlink:actuate="onLoad"/></draw:frame></text:p>
      <text:p text:style-name="P1"><draw:frame draw:style-name="fr2" draw:name="Image8" text:anchor-type="paragraph" svg:width="6.9252in" svg:height="5.5929in" draw:z-index="7"><draw:image xlink:href="Pictures/100000000000042500000359B535F615.png" xlink:type="simple" xlink:show="embed" xlink:actuate="onLoad"/></draw:frame></text:p>
      <text:p text:style-name="P1"><draw:frame draw:style-name="fr2" draw:name="Image9" text:anchor-type="paragraph" svg:width="6.9252in" svg:height="5.6783in" draw:z-index="8"><draw:image xlink:href="Pictures/100000000000042000000362B1794F3A.png" xlink:type="simple" xlink:show="embed" xlink:actuate="onLoad"/></draw:frame></text:p>
      <text:p text:style-name="P1"><draw:frame draw:style-name="fr2" draw:name="Image10" text:anchor-type="paragraph" svg:width="6.9252in" svg:height="5.3898in" draw:z-index="9"><draw:image xlink:href="Pictures/10000000000004510000035CCF702F9A.png" xlink:type="simple" xlink:show="embed" xlink:actuate="onLoad"/></draw:frame></text:p>
      <text:p text:style-name="P1"><draw:frame draw:style-name="fr2" draw:name="Image11" text:anchor-type="paragraph" svg:width="6.9252in" svg:height="5.6472in" draw:z-index="10"><draw:image xlink:href="Pictures/100000000000042C00000367CBA86B85.png" xlink:type="simple" xlink:show="embed" xlink:actuate="onLoad"/></draw:frame></text:p>
      <text:p text:style-name="P1"><draw:frame draw:style-name="fr2" draw:name="Image12" text:anchor-type="paragraph" svg:width="6.9252in" svg:height="5.5917in" draw:z-index="11"><draw:image xlink:href="Pictures/100000000000042E0000036014A55E9A.png" xlink:type="simple" xlink:show="embed" xlink:actuate="onLoad"/></draw:frame></text:p>
      <text:p text:style-name="P1"><draw:frame draw:style-name="fr2" draw:name="Image13" text:anchor-type="paragraph" svg:width="6.9252in" svg:height="5.6035in" draw:z-index="12"><draw:image xlink:href="Pictures/10000000000004280000035D63A26297.png" xlink:type="simple" xlink:show="embed" xlink:actuate="onLoad"/></draw:frame></text:p>
      <text:p text:style-name="P1"><draw:frame draw:style-name="fr2" draw:name="Image14" text:anchor-type="paragraph" svg:width="6.9252in" svg:height="5.7193in" draw:z-index="13"><draw:image xlink:href="Pictures/100000000000041600000360C5711BB2.png" xlink:type="simple" xlink:show="embed" xlink:actuate="onLoad"/></draw:frame></text:p>
      <text:p text:style-name="P1"><draw:frame draw:style-name="fr2" draw:name="Image15" text:anchor-type="paragraph" svg:width="6.9252in" svg:height="5.7134in" draw:z-index="14"><draw:image xlink:href="Pictures/10000000000004270000036DD893EA99.png" xlink:type="simple" xlink:show="embed" xlink:actuate="onLoad"/></draw:frame></text:p>
      <text:p text:style-name="P1"><draw:frame draw:style-name="fr2" draw:name="Image16" text:anchor-type="paragraph" svg:width="6.9252in" svg:height="5.4409in" draw:z-index="15"><draw:image xlink:href="Pictures/100000000000043B00000353718261D7.png" xlink:type="simple" xlink:show="embed" xlink:actuate="onLoad"/></draw:frame></text:p>
      <text:p text:style-name="P1"><draw:frame draw:style-name="fr2" draw:name="Image17" text:anchor-type="paragraph" svg:width="6.9252in" svg:height="5.7709in" draw:z-index="16"><draw:image xlink:href="Pictures/100000000000040E000003612053A306.png" xlink:type="simple" xlink:show="embed" xlink:actuate="onLoad"/></draw:frame></text:p>
      <text:p text:style-name="P1"><draw:frame draw:style-name="fr2" draw:name="Image18" text:anchor-type="paragraph" svg:width="6.9252in" svg:height="5.4661in" draw:z-index="17"><draw:image xlink:href="Pictures/10000000000004440000035E313FDD82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2:07:12.647347229</meta:creation-date>
    <dc:date>2015-09-24T12:13:13.089845565</dc:date>
    <meta:editing-duration>PT6M1S</meta:editing-duration>
    <meta:editing-cycles>1</meta:editing-cycles>
    <meta:document-statistic meta:table-count="0" meta:image-count="18" meta:object-count="0" meta:page-count="19" meta:paragraph-count="0" meta:word-count="0" meta:character-count="0" meta:non-whitespace-character-count="0"/>
    <meta:generator>LibreOffice/4.4.2.2$Linux_X86_64 LibreOffice_project/40m0$Build-2</meta:generator>
  </office:meta>
</office:document-meta>
</file>